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9c815" officeooo:paragraph-rsid="00827ffb"/>
    </style:style>
    <style:style style:name="P7" style:family="paragraph" style:parent-style-name="Text_20_body">
      <style:text-properties officeooo:rsid="006b2101" officeooo:paragraph-rsid="00827ffb"/>
    </style:style>
    <style:style style:name="P8" style:family="paragraph" style:parent-style-name="Text_20_body">
      <style:text-properties officeooo:rsid="006c0189" officeooo:paragraph-rsid="00827ffb"/>
    </style:style>
    <style:style style:name="P9" style:family="paragraph" style:parent-style-name="Text_20_body">
      <style:text-properties officeooo:rsid="006d736c" officeooo:paragraph-rsid="00827ffb"/>
    </style:style>
    <style:style style:name="P10" style:family="paragraph" style:parent-style-name="Text_20_body">
      <style:text-properties officeooo:rsid="0070af80" officeooo:paragraph-rsid="00827ffb"/>
    </style:style>
    <style:style style:name="P11" style:family="paragraph" style:parent-style-name="Text_20_body">
      <style:text-properties officeooo:rsid="0075697a" officeooo:paragraph-rsid="00827ffb"/>
    </style:style>
    <style:style style:name="P12" style:family="paragraph" style:parent-style-name="Text_20_body">
      <style:text-properties officeooo:rsid="00776916" officeooo:paragraph-rsid="00827ffb"/>
    </style:style>
    <style:style style:name="P13" style:family="paragraph" style:parent-style-name="Text_20_body">
      <style:text-properties officeooo:paragraph-rsid="00827ffb"/>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Heading_20_1" style:list-style-name=""/>
    <style:style style:name="P17" style:family="paragraph" style:parent-style-name="Heading_20_1" style:list-style-name="">
      <style:text-properties officeooo:rsid="005f5734" officeooo:paragraph-rsid="005f5734"/>
    </style:style>
    <style:style style:name="P18" style:family="paragraph" style:parent-style-name="Heading_20_1">
      <style:text-properties officeooo:rsid="005f5734" officeooo:paragraph-rsid="00827ffb"/>
    </style:style>
    <style:style style:name="P19" style:family="paragraph" style:parent-style-name="Heading_20_1">
      <style:paragraph-properties fo:break-before="page"/>
    </style:style>
    <style:style style:name="P20" style:family="paragraph" style:parent-style-name="Heading_20_1" style:list-style-name="">
      <style:paragraph-properties fo:break-before="page"/>
      <style:text-properties officeooo:rsid="00169098" officeooo:paragraph-rsid="00169098"/>
    </style:style>
    <style:style style:name="P21"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9c815"/>
    </style:style>
    <style:style style:name="T8" style:family="text">
      <style:text-properties officeooo:rsid="006ad0de"/>
    </style:style>
    <style:style style:name="T9" style:family="text">
      <style:text-properties officeooo:rsid="006c0189"/>
    </style:style>
    <style:style style:name="T10" style:family="text">
      <style:text-properties officeooo:rsid="006d736c"/>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T14" style:family="text">
      <style:text-properties fo:color="#0000cc" officeooo:rsid="006ad0de"/>
    </style:style>
    <style:style style:name="T15" style:family="text">
      <style:text-properties fo:color="#0000cc" officeooo:rsid="0080d467"/>
    </style:style>
    <style:style style:name="T16" style:family="text">
      <style:text-properties officeooo:rsid="007ff550"/>
    </style:style>
    <style:style style:name="T17" style:family="text">
      <style:text-properties officeooo:rsid="0080d46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Table des Matières</text:p>
          </text:index-title>
          <text:p text:style-name="P14"><text:a xlink:type="simple" xlink:href="#__RefHeading___Toc209_1934101922" text:style-name="Index_20_Link" text:visited-style-name="Index_20_Link">Introduction<text:tab/>3</text:a></text:p>
          <text:p text:style-name="P14"><text:a xlink:type="simple" xlink:href="#__RefHeading___Toc219_1934101922" text:style-name="Index_20_Link" text:visited-style-name="Index_20_Link">Spécifications<text:tab/>4</text:a></text:p>
          <text:p text:style-name="P14"><text:a xlink:type="simple" xlink:href="#__RefHeading___Toc221_1934101922" text:style-name="Index_20_Link" text:visited-style-name="Index_20_Link">Tests utilisateur<text:tab/>5</text:a></text:p>
          <text:p text:style-name="P14"><text:a xlink:type="simple" xlink:href="#__RefHeading___Toc223_1934101922" text:style-name="Index_20_Link" text:visited-style-name="Index_20_Link">Implémentation<text:tab/>6</text:a></text:p>
          <text:p text:style-name="P14"><text:a xlink:type="simple" xlink:href="#__RefHeading___Toc225_1934101922" text:style-name="Index_20_Link" text:visited-style-name="Index_20_Link">Organisation du travail en équipe<text:tab/>7</text:a></text:p>
          <text:p text:style-name="P14"><text:a xlink:type="simple" xlink:href="#__RefHeading___Toc231_1934101922" text:style-name="Index_20_Link" text:visited-style-name="Index_20_Link">Retour global sur le projet<text:tab/>8</text:a></text:p>
        </text:index-body>
      </text:table-of-content>
      <text:p text:style-name="P2"/>
      <text:h text:style-name="P20"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2">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10">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17" text:outline-level="1"/>
      <text:h text:style-name="P21" text:outline-level="1"><text:bookmark-start text:name="__RefHeading___Toc219_1934101922"/>Spécifications<text:bookmark-end text:name="__RefHeading___Toc219_1934101922"/></text:h>
      <text:p text:style-name="P13"><text:span text:style-name="T14"/></text:p>
      <text:p text:style-name="P13"><text:span text:style-name="T14">void</text:span><text:span text:style-name="T7"> SynchPutChar(</text:span><text:span text:style-name="T14">const char</text:span><text:span text:style-name="T8"> ch)</text:span></text:p>
      <text:p text:style-name="P7"><text:span text:style-name="T16">→ Écrit</text:span> le caractère ch <text:span text:style-name="T9">dans la sortie définie précédemment</text:span></text:p>
      <text:p text:style-name="P6"><text:span text:style-name="T14">char</text:span> SynchGetChar()</text:p>
      <text:p text:style-name="P8"><text:span text:style-name="T16">→ </text:span>Récupère et renvoie un caractère à partir de l’entrée définie précédemment</text:p>
      <text:p text:style-name="P6"><text:span text:style-name="T14">void</text:span><text:span text:style-name="T8"> </text:span>SynchGetString(<text:span text:style-name="T14">char</text:span><text:span text:style-name="T8">* s, </text:span><text:span text:style-name="T14">int</text:span><text:span text:style-name="T8"> n</text:span>)</text:p>
      <text:p text:style-name="P8"><text:span text:style-name="T16">→ </text:span>Récupère n caractères de la chaîne de caractères via l’entrée définie précédemment et les stocke dans la chaîne s stockée en paramètre. Lorsqu’un ‘\n’ est rencontré, il est placé à la fin de la chaîne et la lecture s’arrête. </text:p>
      <text:p text:style-name="P9"><text:span text:style-name="T16">→ </text:span>La chaîne ne caractères est terminée par ‘\0’.</text:p>
      <text:p text:style-name="P6"><text:span text:style-name="T15">void</text:span><text:span text:style-name="T17"> </text:span>SynchPutString(<text:span text:style-name="T14">const char</text:span><text:span text:style-name="T8"> s[]</text:span>)</text:p>
      <text:p text:style-name="P10"><text:span text:style-name="T16">→ </text:span>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6"><text:span text:style-name="T14">void</text:span> SynchGetInt(<text:span text:style-name="T14">int</text:span><text:span text:style-name="T8"> n</text:span>)</text:p>
      <text:p text:style-name="P11"><text:span text:style-name="T16">→ </text:span>Récupère la valeur de n et l’écrit dans la sortie définie précédemment. Si n n’est pas définie, le comportement de cette méthode ne l’est pas non plus.</text:p>
      <text:p text:style-name="P6"><text:span text:style-name="T14">void</text:span><text:span text:style-name="T8"> </text:span>SynchPutInt(<text:span text:style-name="T14">int</text:span><text:span text:style-name="T8"> * n</text:span>)</text:p>
      <text:p text:style-name="P12"><text:span text:style-name="T16">→ </text:span>Récupère la valeur de l’entrée définie précédemment puis l’écrit à l’adresse pointée par n. <text:span text:style-name="T13">Le comportement est indéfini si la valeur est supérieure à 2^32-1 ou inférieure à 2^32-1.</text:span></text:p>
      <text:h text:style-name="P18" text:outline-level="1"/>
      <text:p text:style-name="Text_20_body"/>
      <text:h text:style-name="P16" text:outline-level="1"/>
      <text:h text:style-name="P21" text:outline-level="1"><text:bookmark-start text:name="__RefHeading___Toc221_1934101922"/>Tests utilisateur<text:bookmark-end text:name="__RefHeading___Toc221_1934101922"/></text:h>
      <text:p text:style-name="Text_20_body"/>
      <text:p text:style-name="Text_20_body"/>
      <text:h text:style-name="P21" text:outline-level="1"><text:bookmark-start text:name="__RefHeading___Toc223_1934101922"/>Implémentation<text:bookmark-end text:name="__RefHeading___Toc223_1934101922"/></text:h>
      <text:h text:style-name="P21" text:outline-level="1"><text:bookmark-start text:name="__RefHeading___Toc225_1934101922"/>Organisation du travail en équipe<text:bookmark-end text:name="__RefHeading___Toc225_1934101922"/></text:h>
      <text:h text:style-name="P19"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16:40:01.446113948</dc:date>
    <meta:editing-duration>PT7H51M26S</meta:editing-duration>
    <meta:editing-cycles>70</meta:editing-cycles>
    <meta:generator>LibreOffice/5.2.7.2$Linux_x86 LibreOffice_project/20m0$Build-2</meta:generator>
    <meta:document-statistic meta:table-count="0" meta:image-count="0" meta:object-count="0" meta:page-count="8" meta:paragraph-count="36" meta:word-count="359" meta:character-count="2400" meta:non-whitespace-character-count="2074"/>
  </office:meta>
</office:document-meta>
</file>